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u réseau 2D type worms mais avec véhicules militaires, non tours par tours mais simultanné</text:p>
      <text:p text:style-name="Standard"/>
      <text:p text:style-name="Standard">→ Utilisation de SFML2, Box2D, création d'un moteur graphique 2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2-01-05T18:32:59</meta:creation-date>
    <meta:document-statistic meta:table-count="0" meta:image-count="0" meta:object-count="0" meta:page-count="1" meta:paragraph-count="2" meta:word-count="25" meta:character-count="156" meta:non-whitespace-character-count="133"/>
    <dc:date>2012-01-05T23:51:36</dc:date>
    <dc:creator>thomas </dc:creator>
    <meta:editing-duration>PT5H3M27S</meta:editing-duration>
    <meta:editing-cycles>1</meta:editing-cycles>
    <meta:generator>LibreOffice/3.4$Unix LibreOffice_project/340m1$Build-402</meta:generator>
  </office:meta>
</office:document-meta>
</file>